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text-properties officeooo:rsid="0009058a" officeooo:paragraph-rsid="0009058a"/>
    </style:style>
    <style:style style:name="P2" style:family="paragraph" style:parent-style-name="Standard">
      <style:paragraph-properties fo:text-align="center" style:justify-single-word="false"/>
      <style:text-properties officeooo:rsid="0009058a" officeooo:paragraph-rsid="0009058a"/>
    </style:style>
    <style:style style:name="P3" style:family="paragraph" style:parent-style-name="Standard">
      <style:paragraph-properties fo:text-align="start" style:justify-single-word="false"/>
      <style:text-properties officeooo:rsid="0009058a" officeooo:paragraph-rsid="0009058a"/>
    </style:style>
    <style:style style:name="P4" style:family="paragraph" style:parent-style-name="Standard">
      <style:paragraph-properties fo:text-align="start" style:justify-single-word="false"/>
      <style:text-properties officeooo:rsid="0009d03e" officeooo:paragraph-rsid="000e5e1e"/>
    </style:style>
    <style:style style:name="P5" style:family="paragraph" style:parent-style-name="Standard">
      <style:paragraph-properties fo:text-align="start" style:justify-single-word="false"/>
      <style:text-properties officeooo:rsid="0009d03e" officeooo:paragraph-rsid="000f3949"/>
    </style:style>
    <style:style style:name="P6" style:family="paragraph" style:parent-style-name="Standard">
      <style:paragraph-properties fo:text-align="start" style:justify-single-word="false"/>
      <style:text-properties officeooo:rsid="0009d03e" officeooo:paragraph-rsid="0010b635"/>
    </style:style>
    <style:style style:name="P7" style:family="paragraph" style:parent-style-name="Standard">
      <style:paragraph-properties fo:text-align="start" style:justify-single-word="false"/>
      <style:text-properties officeooo:rsid="000f3949" officeooo:paragraph-rsid="000f3949"/>
    </style:style>
    <style:style style:name="P8" style:family="paragraph" style:parent-style-name="Standard">
      <style:paragraph-properties fo:text-align="start" style:justify-single-word="false"/>
      <style:text-properties officeooo:rsid="000f3949" officeooo:paragraph-rsid="0014d763"/>
    </style:style>
    <style:style style:name="T1" style:family="text">
      <style:text-properties officeooo:rsid="0009d03e"/>
    </style:style>
    <style:style style:name="T2" style:family="text">
      <style:text-properties fo:font-style="italic" style:font-style-asian="italic" style:font-style-complex="italic"/>
    </style:style>
    <style:style style:name="T3" style:family="text">
      <style:text-properties fo:font-style="italic" officeooo:rsid="0010b635" style:font-style-asian="italic" style:font-style-complex="italic"/>
    </style:style>
    <style:style style:name="T4" style:family="text">
      <style:text-properties fo:font-style="italic" officeooo:rsid="00126422" style:font-style-asian="italic" style:font-style-complex="italic"/>
    </style:style>
    <style:style style:name="T5" style:family="text">
      <style:text-properties fo:font-style="italic" officeooo:rsid="0014d763" style:font-style-asian="italic" style:font-style-complex="italic"/>
    </style:style>
    <style:style style:name="T6" style:family="text">
      <style:text-properties fo:font-style="italic" officeooo:rsid="001571a8"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ac5c4" style:font-style-asian="normal" style:font-style-complex="normal"/>
    </style:style>
    <style:style style:name="T9" style:family="text">
      <style:text-properties fo:font-style="normal" officeooo:rsid="000c88b4" style:font-style-asian="normal" style:font-style-complex="normal"/>
    </style:style>
    <style:style style:name="T10" style:family="text">
      <style:text-properties fo:font-style="normal" officeooo:rsid="000dd33b" style:font-style-asian="normal" style:font-style-complex="normal"/>
    </style:style>
    <style:style style:name="T11" style:family="text">
      <style:text-properties fo:font-style="normal" officeooo:rsid="000e5e1e" style:font-style-asian="normal" style:font-style-complex="normal"/>
    </style:style>
    <style:style style:name="T12" style:family="text">
      <style:text-properties fo:font-style="normal" officeooo:rsid="000e696f" style:font-style-asian="normal" style:font-style-complex="normal"/>
    </style:style>
    <style:style style:name="T13" style:family="text">
      <style:text-properties fo:font-style="normal" officeooo:rsid="000f3949" style:font-style-asian="normal" style:font-style-complex="normal"/>
    </style:style>
    <style:style style:name="T14" style:family="text">
      <style:text-properties fo:font-style="normal" officeooo:rsid="0010b635" style:font-style-asian="normal" style:font-style-complex="normal"/>
    </style:style>
    <style:style style:name="T15" style:family="text">
      <style:text-properties fo:font-style="normal" officeooo:rsid="00126422" style:font-style-asian="normal" style:font-style-complex="normal"/>
    </style:style>
    <style:style style:name="T16" style:family="text">
      <style:text-properties fo:font-style="normal" officeooo:rsid="001359b5" style:font-style-asian="normal" style:font-style-complex="normal"/>
    </style:style>
    <style:style style:name="T17" style:family="text">
      <style:text-properties fo:font-style="normal" officeooo:rsid="0014d763" style:font-style-asian="normal" style:font-style-complex="normal"/>
    </style:style>
    <style:style style:name="T18" style:family="text">
      <style:text-properties fo:font-style="normal" officeooo:rsid="001571a8" style:font-style-asian="normal" style:font-style-complex="normal"/>
    </style:style>
    <style:style style:name="T19" style:family="text">
      <style:text-properties fo:font-style="normal" officeooo:rsid="00159b99"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iam Pulkownik</text:p>
      <text:p text:style-name="P1">08 Dec 2018</text:p>
      <text:p text:style-name="P1">THEO-106-FA18</text:p>
      <text:p text:style-name="P2">Journal 4 – True <text:span text:style-name="T1">Believers</text:span></text:p>
      <text:p text:style-name="P3"><text:tab/></text:p>
      <text:p text:style-name="P4"><text:tab/>Our class selections from Saint Augustine’s <text:span text:style-name="T2">Confessions</text:span><text:span text:style-name="T7"> each held different weight with me. The fourth selection </text:span><text:span text:style-name="T8">was probably the most self congratulatory and least interesting to read. He seems to express some hesitance </text:span><text:span text:style-name="T10">in </text:span><text:span text:style-name="T8">sharing </text:span><text:span text:style-name="T10">these </text:span><text:span text:style-name="T8">confessions; </text:span><text:span text:style-name="T10">a</text:span><text:span text:style-name="T9">t the beginning of 10:6</text:span><text:span text:style-name="T8"> h</text:span><text:span text:style-name="T9">e mentions his “exultation and fear” </text:span><text:span text:style-name="T10">with these divulgences. Maybe this part interests me less because in today’s world such intimate disclosure is </text:span><text:span text:style-name="T11">more </text:span><text:span text:style-name="T10">common. But I do not find the substance of </text:span><text:span text:style-name="T11">nor his attitude towards </text:span><text:span text:style-name="T10">his confessions very compelling. </text:span><text:span text:style-name="T11">This also means that I did not find the first and second sections very compelling either. His use of rhetoric is strong in a “too-much-cologne” way, and he has a tactic of weaving the “everyman’s-struggle” narrative with leading </text:span><text:span text:style-name="T12">rhetorical devices. His dismissal of astrology by supposition of free will as evidenced by the scientific-method of a pair of messengers meeting mid-point to share news of simultaneous births whose lives coursed in wildly opposite directions left me less than convinced. </text:span><text:span text:style-name="T13">The serendipity of many of occurrences in this saint’s life lead me to wonder if we are consuming more myth and theological thought than actual events. </text:span><text:span text:style-name="T14">He claims to have not just doubted God but to have taken the wide path in active opposition to the Holy. I don’t believe this. How could such a wretch confess so </text:span><text:span text:style-name="T15">pedestrian a collection of sins. It’s easily as likely that he just ignored the faith in</text:span><text:span text:style-name="T16">culcated in him by his mother growing up, but that wasn’t as good of a story – certainly not as good as faith from the void.</text:span></text:p>
      <text:p text:style-name="P4"><text:span text:style-name="T12"/></text:p>
      <text:p text:style-name="P5"><text:span text:style-name="T12"><text:tab/>My understanding </text:span><text:span text:style-name="T13">is that </text:span><text:span text:style-name="T12">Augustine </text:span><text:span text:style-name="T13">holds Saint Paul and his work in quite high regard. It seems Augustine’s interpretation of the Letter to the Romans inspired confessions and colored many of its pages. Paul’s reflections on human nature seem to have seeded Augustine’s own. Augustine expounds at length on the premises presented as poetry in Romans. </text:span><text:span text:style-name="T14">It is this overkill that turned me off about Augustine, as necessary as it may have been for the evolution of Christian Thought. He also strikes a disingenuous tone with me. I do not feel like I am getting all of Augustine, but a guided narrative. </text:span><text:span text:style-name="T15">And so, I do not read </text:span><text:span text:style-name="T4">Confessions</text:span><text:span text:style-name="T15"> as a conversion story, but as an affirmation story, and a good use of a rhetoric education to </text:span><text:span text:style-name="T16">help a man reconcile his regrets whilst establishing and promoting his brand of faith.</text:span></text:p>
      <text:p text:style-name="P5"><text:span text:style-name="T14"/></text:p>
      <text:p text:style-name="P6"><text:span text:style-name="T14"><text:tab/>In stark contrast to the gloss and production of </text:span><text:span text:style-name="T3">Confessions</text:span><text:span text:style-name="T14"> stands the </text:span><text:span text:style-name="T3">Shewings</text:span><text:span text:style-name="T14"> given to Julian of Norwich. Julian does not have the words to fully express the magnitude of that which has been disclosed to her. It is this very awe </text:span><text:span text:style-name="T16">at the ineffable that lends her credence. </text:span><text:span text:style-name="T14">I did not find it difficult to adjust to her style and approach to spirituality, </text:span><text:span text:style-name="T16">and in fact I found her Short Texts much more compelling by nature of their rawness, though perhaps less useful for understanding Julian’s theology. Of her variation</text:span></text:p>
      <text:p text:style-name="P7"><text:span text:style-name="T7"/></text:p>
      <text:p text:style-name="P8"><text:span text:style-name="T7"><text:tab/></text:span><text:span text:style-name="T17">In the forty-seventh and forty-eighth chapter of </text:span><text:span text:style-name="T5">Showings,</text:span><text:span text:style-name="T17"> Julian discusses the presence of sin in man. She argues that our contrariness and naivete predispose us to sin, but that this is also what will make God’s grace so meaningful. I take this to mean that our suffering is what helps us define joy, though Julian seems to mean everlasting joy in heaven Julian came from a time of great suffering, so it is natural that she would define life this way. I can relate, though my gleanings are much more secular. I especially enjoy her assessment of man as changeable and able to avoid pain by “seeing” God continually, in everything, and so not being tempted by lesser rewards, because it gives me </text:span><text:span text:style-name="T18">encouragement in seeking a more righteous path. I was not offended by her requests for such harsh gifts from god. Asceticism and harsh lessons are common growth tools in many cultures and religions. I </text:span><text:soft-page-break/><text:span text:style-name="T18">think that emulation of these things is good and desirable. Is not Lent an emulation of the suffering of Christ? </text:span></text:p>
      <text:p text:style-name="P8"><text:span text:style-name="T18"/></text:p>
      <text:p text:style-name="P8"><text:span text:style-name="T18"><text:tab/>With the authority of authenticity, I found </text:span><text:span text:style-name="T6">Showings </text:span><text:span text:style-name="T18">to be a more convincing story of personal faith and meaning through faith. </text:span><text:span text:style-name="T6">Confessions</text:span><text:span text:style-name="T18"> is certainly a more detailed account of a life, but it doesn’t feel real. Showings makes an attempt to have you feel the love she felt. </text:span><text:span text:style-name="T6">Confessions</text:span><text:span text:style-name="T18"> feels like the author is trying to prove that love. To me, religion seems more like the former. For similar reasons I feel like Julian’s story would be more compelling today. It has more drama. It has less words. It has more room for special effects when it is adapted for the screen. It is a clear winner in today’s society.</text:span></text:p>
      <text:p text:style-name="P8"><text:span text:style-name="T18"/></text:p>
      <text:p text:style-name="P8"><text:span text:style-name="T18"><text:tab/></text:span><text:span text:style-name="T19">I found both readings to be beneficial. Augustine gave me insight in to Western Christianity’s fear of sex. Julian, however, gave me a part of Christianity to which I have not had much (rational) exposure – the ecstatic. That she risked much to bring the story and remains influential is impressive, I’d not known about Christian Mysticis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8T15:57:25.994418837</meta:creation-date>
    <dc:date>2018-12-08T20:28:03.369459260</dc:date>
    <meta:editing-duration>PT9M16S</meta:editing-duration>
    <meta:editing-cycles>1</meta:editing-cycles>
    <meta:document-statistic meta:table-count="0" meta:image-count="0" meta:object-count="0" meta:page-count="2" meta:paragraph-count="11" meta:word-count="845" meta:character-count="4929" meta:non-whitespace-character-count="4083"/>
    <meta:generator>LibreOffice/6.0.6.2$Linux_X86_64 LibreOffice_project/00m0$Build-2</meta:generator>
  </office:meta>
</office:document-meta>
</file>